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f37c" officeooo:paragraph-rsid="001ff37c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206eb4" officeooo:paragraph-rsid="00206eb4" style:font-size-asian="16pt" style:font-weight-asian="bold" style:font-size-complex="16pt" style:font-weight-complex="bold"/>
    </style:style>
    <style:style style:name="P3" style:family="paragraph" style:parent-style-name="Standard" style:list-style-name="L1">
      <style:text-properties officeooo:rsid="001ff37c" officeooo:paragraph-rsid="001ff37c"/>
    </style:style>
    <style:style style:name="P4" style:family="paragraph" style:parent-style-name="Standard" style:list-style-name="L1">
      <style:text-properties officeooo:rsid="00206eb4" officeooo:paragraph-rsid="00206eb4"/>
    </style:style>
    <style:style style:name="T1" style:family="text">
      <style:text-properties officeooo:rsid="00206eb4"/>
    </style:style>
    <style:style style:name="T2" style:family="text">
      <style:text-properties officeooo:rsid="002098c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ject Scope</text:p>
      <text:p text:style-name="P1"/>
      <text:p text:style-name="P1"/>
      <text:list xml:id="list4148670548" text:style-name="L1">
        <text:list-item>
          <text:p text:style-name="P3">Login</text:p>
          <text:list>
            <text:list-item>
              <text:p text:style-name="P3">User Profiles</text:p>
              <text:list>
                <text:list-item>
                  <text:p text:style-name="P3">Administrator</text:p>
                </text:list-item>
                <text:list-item>
                  <text:p text:style-name="P3">Normal <text:span text:style-name="T1">u</text:span>ser</text:p>
                </text:list-item>
              </text:list>
            </text:list-item>
          </text:list>
        </text:list-item>
        <text:list-item>
          <text:p text:style-name="P3">Product Screen (Administration)</text:p>
          <text:list>
            <text:list-item>
              <text:p text:style-name="P4">Add / Remove ite<text:span text:style-name="T2">m</text:span>s</text:p>
            </text:list-item>
          </text:list>
        </text:list-item>
        <text:list-item>
          <text:p text:style-name="P3">Product Screen <text:span text:style-name="T1">(Normal User shopping)</text:span></text:p>
          <text:list>
            <text:list-item>
              <text:p text:style-name="P4">Search</text:p>
            </text:list-item>
            <text:list-item>
              <text:p text:style-name="P4">Add to cart</text:p>
            </text:list-item>
            <text:list-item>
              <text:p text:style-name="P4">Checkout</text:p>
            </text:list-item>
          </text:list>
        </text:list-item>
        <text:list-item>
          <text:p text:style-name="P4">Checkout Screen</text:p>
          <text:list>
            <text:list-item>
              <text:p text:style-name="P4">Check cart</text:p>
            </text:list-item>
            <text:list-item>
              <text:p text:style-name="P4">Select payment method</text:p>
            </text:list-item>
            <text:list-item>
              <text:p text:style-name="P4">Select addres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5T16:33:50.848966039</meta:creation-date>
    <dc:date>2018-12-15T16:57:45.543571839</dc:date>
    <meta:editing-duration>PT4M10S</meta:editing-duration>
    <meta:editing-cycles>2</meta:editing-cycles>
    <meta:generator>LibreOffice/6.1.2.1$Linux_X86_64 LibreOffice_project/10$Build-1</meta:generator>
    <meta:document-statistic meta:table-count="0" meta:image-count="0" meta:object-count="0" meta:page-count="1" meta:paragraph-count="15" meta:word-count="48" meta:character-count="240" meta:non-whitespace-character-count="221"/>
  </office:meta>
</office:document-meta>
</file>